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Arial1" svg:font-family="Arial" style:font-family-generic="swiss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5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style:snap-to-layout-grid="false"/>
      <style:text-properties fo:font-size="10pt" fo:language="pt" fo:country="BR" style:font-size-asian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8" style:family="paragraph" style:parent-style-name="Standard" style:list-style-name="L3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/>
    </style:style>
    <style:style style:name="P9" style:family="paragraph" style:parent-style-name="Standard">
      <style:text-properties fo:font-size="11pt" fo:language="pt" fo:country="BR" style:font-size-asian="11pt" style:font-size-complex="11pt" style:language-complex="ar" style:country-complex="SA"/>
    </style:style>
    <style:style style:name="P10" style:family="paragraph" style:parent-style-name="Standard" style:list-style-name="L6">
      <style:text-properties fo:font-size="11pt" fo:language="pt" fo:country="BR" style:font-size-asian="11pt" style:font-size-complex="11pt" style:language-complex="ar" style:country-complex="SA"/>
    </style:style>
    <style:style style:name="P11" style:family="paragraph" style:parent-style-name="Standard" style:list-style-name="L8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" style:family="paragraph" style:parent-style-name="Standard" style:list-style-name="L5"/>
    <style:style style:name="P13" style:family="paragraph" style:parent-style-name="Standard" style:list-style-name="L9"/>
    <style:style style:name="P14" style:family="paragraph" style:parent-style-name="Standard">
      <style:text-properties fo:language="pt" fo:country="BR" style:language-complex="ar" style:country-complex="SA"/>
    </style:style>
    <style:style style:name="P15" style:family="paragraph" style:parent-style-name="Standard" style:list-style-name="L5">
      <style:text-properties fo:language="pt" fo:country="BR" style:language-complex="ar" style:country-complex="SA"/>
    </style:style>
    <style:style style:name="P16" style:family="paragraph" style:parent-style-name="Standard" style:list-style-name="L8">
      <style:paragraph-properties fo:text-align="justify" style:justify-single-word="false">
        <style:tab-stops/>
      </style:paragraph-properties>
      <style:text-properties fo:language="pt" fo:country="BR" style:language-complex="ar" style:country-complex="SA"/>
    </style:style>
    <style:style style:name="P1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 style:language-complex="ar" style:country-complex="SA"/>
    </style:style>
    <style:style style:name="P1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fo:language="pt" fo:country="BR" style:font-size-asian="10pt" style:language-complex="ar" style:country-complex="SA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0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1" style:family="paragraph" style:parent-style-name="Heading_20_1">
      <style:text-properties fo:language="pt" fo:country="BR" style:language-complex="ar" style:country-complex="SA"/>
    </style:style>
    <style:style style:name="P22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4" style:family="paragraph" style:parent-style-name="Text_20_body" style:list-style-name="WW8Num7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5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6" style:family="paragraph" style:parent-style-name="Text_20_body" style:list-style-name="L7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7" style:family="paragraph" style:parent-style-name="Text_20_body" style:list-style-name="WW8Num2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8" style:family="paragraph" style:parent-style-name="Text_20_body" style:list-style-name="L2">
      <style:paragraph-properties fo:text-align="justify" style:justify-single-word="false">
        <style:tab-stops/>
      </style:paragraph-properties>
      <style:text-properties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P29" style:family="paragraph" style:parent-style-name="Text_20_body" style:list-style-name="L2">
      <style:paragraph-properties fo:text-align="justify" style:justify-single-word="false">
        <style:tab-stops/>
      </style:paragraph-properties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30" style:family="paragraph" style:parent-style-name="Text_20_body" style:list-style-name="L1">
      <style:paragraph-properties fo:text-align="justify" style:justify-single-word="false">
        <style:tab-stops/>
      </style:paragraph-properties>
    </style:style>
    <style:style style:name="P31" style:family="paragraph" style:parent-style-name="Text_20_body">
      <style:text-properties fo:font-size="12pt" fo:language="pt" fo:country="BR" style:font-size-asian="12pt" style:font-size-complex="12pt" style:language-complex="ar" style:country-complex="SA"/>
    </style:style>
    <style:style style:name="P32" style:family="paragraph" style:parent-style-name="Text_20_body" style:list-style-name="WW8Num7">
      <style:paragraph-properties fo:text-align="justify" style:justify-single-word="false"/>
      <style:text-properties fo:language="pt" fo:country="BR" style:language-complex="ar" style:country-complex="SA"/>
    </style:style>
    <style:style style:name="P33" style:family="paragraph" style:parent-style-name="Text_20_body" style:list-style-name="L7">
      <style:paragraph-properties fo:text-align="justify" style:justify-single-word="false">
        <style:tab-stops/>
      </style:paragraph-properties>
      <style:text-properties fo:language="pt" fo:country="BR" style:language-complex="ar" style:country-complex="SA"/>
    </style:style>
    <style:style style:name="P3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38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39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en" style:country-asian="US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pt" fo:country="BR" style:font-size-asian="10pt" style:language-complex="ar" style:country-complex="SA"/>
    </style:style>
    <style:style style:name="T5" style:family="text">
      <style:text-properties fo:font-size="10pt" fo:language="pt" fo:country="BR" style:font-size-asian="10pt" style:font-size-complex="10pt" style:language-complex="ar" style:country-complex="SA"/>
    </style:style>
    <style:style style:name="T6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pt" fo:country="BR" fo:font-weight="bold" style:font-size-asian="24pt" style:font-weight-asian="bold" style:font-size-complex="24pt" style:language-complex="ar" style:country-complex="SA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fo:language="pt" fo:country="BR" style:font-size-asian="11pt" style:font-size-complex="11pt" style:language-complex="ar" style:country-complex="SA"/>
    </style:style>
    <style:style style:name="T11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12" style:family="text"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13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color="#000000" fo:font-size="11pt" fo:language="pt" fo:country="BR" style:font-size-asian="11pt" style:font-size-complex="11pt"/>
    </style:style>
    <style:style style:name="T19" style:family="text">
      <style:text-properties fo:color="#000000" fo:font-size="11pt" fo:language="pt" fo:country="BR" style:font-size-asian="11pt" style:font-size-complex="11pt" style:language-complex="ar" style:country-complex="SA"/>
    </style:style>
    <style:style style:name="T20" style:family="text">
      <style:text-properties fo:color="#000000" fo:font-size="11pt" style:font-size-asian="11pt" style:font-size-complex="11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language-complex="ar" style:country-complex="SA" style:font-weight-complex="bold"/>
    </style:style>
    <style:style style:name="T24" style:family="text">
      <style:text-properties fo:language="pt" fo:country="BR"/>
    </style:style>
    <style:style style:name="T25" style:family="text">
      <style:text-properties fo:font-size="2pt" fo:language="pt" fo:country="BR" style:font-size-asian="2pt" style:font-size-complex="2pt"/>
    </style:style>
    <style:style style:name="T26" style:family="text">
      <style:text-properties style:language-complex="ar" style:country-complex="SA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Fonte_20_parág._20_padrão"><text:span text:style-name="T7">Memória Virtual<text:line-break/> Caso de Uso: Enviar Convite</text:span></text:span></text:p>
      <text:p text:style-name="P31"/>
      <text:h text:style-name="P21" text:outline-level="1">Breve Descrição</text:h>
      <text:p text:style-name="P14"><text:tab/><text:span text:style-name="T15">O Administrador ou o Gerente deseja iniciar o cadastro de um novo usuário no sistema. <text:tab/>Para isso envia um convite para o e-mail do candidato a usuário contendo as instruções <text:tab/>para a continuação do processo de cadastro. Também é possível, através de uma única <text:tab/>operação, fazer convites coletivos (mais de um usuário a ser cadastrado)</text:span>.</text:p>
      <text:h text:style-name="P21" text:outline-level="1">Breve Descrição dos Atores</text:h>
      <text:list xml:id="list100782860" text:style-name="L5">
        <text:list-item>
          <text:p text:style-name="P15"><text:span text:style-name="T15">Gerente (da Instituição): Envia o convite para o cadastramento de revisores e catalogadores para sua instituição.</text:span></text:p>
        </text:list-item>
        <text:list-item>
          <text:p text:style-name="P12"><text:span text:style-name="T10">Ad</text:span><text:span text:style-name="Fonte_20_parág._20_padrão"><text:span text:style-name="T10">ministrador (do Sistema): Envia o convite para o cadastramento </text:span></text:span><text:span text:style-name="Fonte_20_parág._20_padrão"><text:span text:style-name="T19">de outros administradores,</text:span></text:span><text:span text:style-name="Fonte_20_parág._20_padrão"><text:span text:style-name="T10"> assim como gerentes, revisores e catalogadores.</text:span></text:span></text:p>
        </text:list-item>
      </text:list>
      <text:h text:style-name="P21" text:outline-level="1">Pré-condições</text:h>
      <text:list xml:id="list668798790" text:style-name="L6">
        <text:list-item>
          <text:p text:style-name="P10">O Administrador/Gerente está cadastrado e logado no sistema;</text:p>
        </text:list-item>
        <text:list-item>
          <text:p text:style-name="P10">O e-mail do(s) candidato(s) a usuário deve ser fornecido.</text:p>
        </text:list-item>
      </text:list>
      <text:h text:style-name="P21" text:outline-level="1">Fluxo Básico de eventos</text:h>
      <text:list xml:id="list173876870" text:style-name="WW8Num7">
        <text:list-item text:start-value="1">
          <text:p text:style-name="P32"><text:span text:style-name="T15">O Administrador/gerente seleciona a opção “Enviar Convites”;</text:span></text:p>
        </text:list-item>
        <text:list-item>
          <text:p text:style-name="P24">O sistema exibe uma tela contendo:</text:p>
          <text:list>
            <text:list-item>
              <text:p text:style-name="P25">campo para inserção do e-mail do candidato a usuário (o usuário pode inserir mais de um e-mail, separando-os por um espaço);</text:p>
            </text:list-item>
            <text:list-item>
              <text:p text:style-name="P25">campo “Mensagem”, com preenchimento opcional, no caso de o Administrador/gerente querer enviar uma mensagem pessoal ao candidato a usuário;</text:p>
            </text:list-item>
            <text:list-item>
              <text:p text:style-name="P25">opção para selecionar o “Prazo de Validade” do convite, que pode ser de 1 a 30 dias;</text:p>
            </text:list-item>
            <text:list-item>
              <text:p text:style-name="P25">opção para selecionar o “Nível de Acesso” ao sistema que será concedido ao candidato a usuário:</text:p>
              <text:p text:style-name="P22"><text:span text:style-name="T26">- </text:span><text:span text:style-name="Default_20_Paragraph_20_Font"><text:span text:style-name="T26">As opções de nível de acesso ao sistema exibidas dependem do tipo de usuário que está criando o convite, ou seja, respeitam o proposto na Seção <text:s/></text:span></text:span><text:span text:style-name="Default_20_Paragraph_20_Font"><text:span text:style-name="T23">Breve Descrição dos Atores</text:span></text:span><text:span text:style-name="Default_20_Paragraph_20_Font"><text:span text:style-name="T26">.</text:span></text:span></text:p>
            </text:list-item>
            <text:list-item>
              <text:p text:style-name="P25">opção “Adicionar Acesso” para selecionar a instituição a qual o candidato a usuário estará vinculado;</text:p>
            </text:list-item>
            <text:list-item>
              <text:p text:style-name="P25">campo contendo o mecanismo “Captcha”;</text:p>
            </text:list-item>
            <text:list-item>
              <text:p text:style-name="P25">opção “Enviar” para enviar o convite;</text:p>
            </text:list-item>
            <text:list-item>
              <text:p text:style-name="P25">opção “Cancelar” para cancelar a operação.</text:p>
            </text:list-item>
          </text:list>
        </text:list-item>
        <text:list-item>
          <text:p text:style-name="P24"><text:soft-page-break/>O administrador/gerente informa ao sistema o e-mail do candidato a usuário ou, no caso de convite coletivo, os e-mails dos candidatos a usuários:</text:p>
        </text:list-item>
      </text:list>
      <text:p text:style-name="P38"><text:s text:c="7"/>- no caso da criação de convites coletivos o nível de acesso ao sistema deve ser o mesmo para todos os candidatos a usuários envolvidos.</text:p>
      <text:list xml:id="list834639625" text:continue-numbering="true" text:style-name="WW8Num7">
        <text:list-item>
          <text:p text:style-name="P24">O Administrador/Gerente seleciona, entre as opções exibidas, o Tempo de Validade do Convite, o Nível de Acesso do Usuário e a Instituição a qual o candidato a usuário está vinculado;</text:p>
        </text:list-item>
        <text:list-item>
          <text:p text:style-name="P24">O Administrador/Gerente, caso possua alguma informação para adicionar, preenche o campo para envio de mensagem personalizada;</text:p>
        </text:list-item>
        <text:list-item>
          <text:p text:style-name="P24">O <text:s/>Administrador/Gerente preenche o campo “captcha”;</text:p>
        </text:list-item>
        <text:list-item>
          <text:p text:style-name="P24">O Administrador/Gerente seleciona a opção “Enviar” confirmando o envio do convite;</text:p>
        </text:list-item>
        <text:list-item>
          <text:p text:style-name="P24">O sistema envia o(s) convite(s) ao(s) e-mail(s) do(s) candidato(s) a usuário(s) contendo:</text:p>
        </text:list-item>
      </text:list>
      <text:list xml:id="list893914096" text:style-name="L7">
        <text:list-item>
          <text:p text:style-name="P33"><text:span text:style-name="T15">Mensagem informando que o usuário foi adicionado ao Sistema:</text:span></text:p>
          <text:list>
            <text:list-header>
              <text:p text:style-name="P26"><text:span text:style-name="T15">“Olá, você foi adicionado ao Sistema do Memória Virtual”;</text:span></text:p>
            </text:list-header>
          </text:list>
        </text:list-item>
        <text:list-item>
          <text:p text:style-name="P33"><text:span text:style-name="T15">Mensagem de instruções:</text:span></text:p>
          <text:list>
            <text:list-header>
              <text:p text:style-name="P26"><text:span text:style-name="T15">“Clique no link abaixo para aceitar o convite: &lt;link&gt;”;</text:span></text:p>
            </text:list-header>
          </text:list>
        </text:list-item>
        <text:list-item>
          <text:p text:style-name="P33"><text:span text:style-name="T15">Mensagem informando o prazo de validade do convite:</text:span></text:p>
          <text:list>
            <text:list-header>
              <text:p text:style-name="P26"><text:span text:style-name="T15">“O prazo de validade do convite é de &lt;número de dias escolhido pelo Administrador/Gerente que está enviando o convite&gt; dias”;</text:span></text:p>
            </text:list-header>
          </text:list>
        </text:list-item>
        <text:list-item>
          <text:p text:style-name="P33"><text:span text:style-name="T15">Mensagem personalizada, caso exista, escrita pelo Administrador/Gerente.</text:span></text:p>
        </text:list-item>
      </text:list>
      <text:list xml:id="list1833611542" text:continue-list="list834639625" text:style-name="WW8Num7">
        <text:list-item>
          <text:p text:style-name="P24"><text:s/>O sistema exibe a mensagem “Convite(s) Enviado(s)”;</text:p>
        </text:list-item>
        <text:list-item>
          <text:p text:style-name="P24">O caso de uso termina.</text:p>
        </text:list-item>
      </text:list>
      <text:h text:style-name="P21" text:outline-level="1">Fluxos Alternativos</text:h>
      <text:p text:style-name="P34">Fluxo Alternativo 1</text:p>
      <text:p text:style-name="P23">Se no passo <text:span text:style-name="T22">3</text:span> do <text:span text:style-name="T22">Fluxo Básico</text:span> o e-mail fornecido é mal formatado, ou seja, não possui caracteres típicos de um endereço de e-mail, então: <text:s/></text:p>
      <text:list xml:id="list1434341653" text:style-name="WW8Num2">
        <text:list-item text:start-value="1">
          <text:p text:style-name="P27">O sistema exibe a mensagem: “E-mail inválido”;</text:p>
        </text:list-item>
        <text:list-item>
          <text:p text:style-name="P27">O caso de uso volta ao passo <text:span text:style-name="T22">2 </text:span><text:span text:style-name="T21">do </text:span><text:span text:style-name="T22">Fluxo Básico</text:span><text:span text:style-name="T21">.</text:span></text:p>
        </text:list-item>
      </text:list>
      <text:p text:style-name="P34">Fluxo Alternativo 2</text:p>
      <text:p text:style-name="P23">Se no passo <text:span text:style-name="T22">3</text:span> do <text:span text:style-name="T22">Fluxo Básico</text:span> o e-mail fornecido já existe para a mesma instituição no sistema, então:</text:p>
      <text:list xml:id="list1907274985" text:continue-list="list1434341653" text:style-name="WW8Num2">
        <text:list-item text:start-value="1">
          <text:p text:style-name="P27">O sistema exibe a mensagem: “E-mail já cadastrado no sistema”;</text:p>
        </text:list-item>
        <text:list-item>
          <text:p text:style-name="P27">O caso de uso volta ao passo <text:span text:style-name="T22">2 </text:span><text:span text:style-name="T21">do </text:span><text:span text:style-name="T22">Fluxo Básico</text:span><text:span text:style-name="T21">.</text:span></text:p>
        </text:list-item>
      </text:list>
      <text:p text:style-name="P34">Fluxo Alternativo 3</text:p>
      <text:p text:style-name="P5"><text:soft-page-break/><text:span text:style-name="Fonte_20_parág._20_padrão"><text:span text:style-name="T10">Se nos passo </text:span></text:span><text:span text:style-name="Fonte_20_parág._20_padrão"><text:span text:style-name="T12">3 e 4</text:span></text:span><text:span text:style-name="Fonte_20_parág._20_padrão"><text:span text:style-name="T10"> do </text:span></text:span><text:span text:style-name="Fonte_20_parág._20_padrão"><text:span text:style-name="T12">Fluxo Básico</text:span></text:span><text:span text:style-name="Fonte_20_parág._20_padrão"><text:span text:style-name="T10"> as informações não forem fornecidas ao sistema e o usuário tentar ir para o passo 6, então:</text:span></text:span></text:p>
      <text:list xml:id="list13016971062" text:style-name="L1">
        <text:list-item>
          <text:p text:style-name="P30"><text:span text:style-name="Fonte_20_parág._20_padrão"><text:span text:style-name="T10">O sistema exibe a mensagem (respeitando o dado não fornecido):</text:span></text:span></text:p>
          <text:list>
            <text:list-item>
              <text:p text:style-name="P30"><text:span text:style-name="Fonte_20_parág._20_padrão"><text:span text:style-name="T10">“O campo e-mail não foi preenchido”;</text:span></text:span></text:p>
            </text:list-item>
            <text:list-item>
              <text:p text:style-name="P30"><text:span text:style-name="Fonte_20_parág._20_padrão"><text:span text:style-name="T10">“Selecione o prazo de validade do convite”;</text:span></text:span></text:p>
            </text:list-item>
            <text:list-item>
              <text:p text:style-name="P30"><text:span text:style-name="Fonte_20_parág._20_padrão"><text:span text:style-name="T10">“Selecione o nível de acesso ao sistema”;</text:span></text:span></text:p>
            </text:list-item>
            <text:list-item>
              <text:p text:style-name="P30"><text:span text:style-name="Fonte_20_parág._20_padrão"><text:span text:style-name="T10">“Selecione a Instituição a qual o candidato a usuário pertence”.</text:span></text:span></text:p>
            </text:list-item>
          </text:list>
        </text:list-item>
        <text:list-item>
          <text:p text:style-name="P30"><text:span text:style-name="Fonte_20_parág._20_padrão"><text:span text:style-name="T10">O caso de uso retorna ao passo </text:span></text:span><text:span text:style-name="Fonte_20_parág._20_padrão"><text:span text:style-name="T12">3 </text:span></text:span><text:span text:style-name="Fonte_20_parág._20_padrão"><text:span text:style-name="T14">ou </text:span></text:span><text:span text:style-name="Fonte_20_parág._20_padrão"><text:span text:style-name="T12">4</text:span></text:span><text:span text:style-name="Fonte_20_parág._20_padrão"><text:span text:style-name="T14"> de acordo com a informação não fornecida, preservando as informações inseridas corretamente pelo usuário.</text:span></text:span></text:p>
        </text:list-item>
      </text:list>
      <text:p text:style-name="P36">Fluxo Alternativo 4</text:p>
      <text:p text:style-name="P39">Se a <text:span text:style-name="T22">qualquer momento</text:span> o usuário selecionar a opção “Cancelar”, então:</text:p>
      <text:p text:style-name="P39">O sistema retorna à página inicial e o caso de uso termina.</text:p>
      <text:p text:style-name="P35">Fluxo Alternativo 5</text:p>
      <text:p text:style-name="P37"><text:tab/><text:span text:style-name="T21">Se no passo </text:span>6 <text:span text:style-name="T21">do </text:span>Fluxo Básico<text:span text:style-name="T21">, o usuário não preencher ou preencher erroneamente o <text:tab/>campo “captcha”, então:</text:span></text:p>
      <text:list xml:id="list14343416531" text:style-name="L2">
        <text:list-item>
          <text:p text:style-name="P28">O sistema exibe a mensagem “campo captcha inválido”;</text:p>
        </text:list-item>
        <text:list-item>
          <text:p text:style-name="P29"><text:span text:style-name="T21">O sistema volta ao passo </text:span>2 <text:span text:style-name="T21">do </text:span>Fluxo Básico<text:span text:style-name="T21">, com uma nova “senha captcha” e com os outros campos contendo as informações inseridas anteriormente pelo usuário.</text:span></text:p>
        </text:list-item>
      </text:list>
      <text:h text:style-name="P21" text:outline-level="1">Pós-condições</text:h>
      <text:list xml:id="list1137157971" text:style-name="L8">
        <text:list-item>
          <text:p text:style-name="P16"><text:span text:style-name="T15">Fluxo Básico: Um novo(s) usuário(s) com nível de acesso e e-mail fornecidos deve(m) ser criado no sistema.</text:span></text:p>
        </text:list-item>
        <text:list-item>
          <text:p text:style-name="P16"><text:span text:style-name="T15">Fluxo Alternativo 1: Não há alteração no sistema;</text:span></text:p>
        </text:list-item>
        <text:list-item>
          <text:p text:style-name="P16"><text:span text:style-name="T15">Fluxo Alternativo 2: Não há alteração no sistema;</text:span></text:p>
        </text:list-item>
        <text:list-item>
          <text:p text:style-name="P16"><text:span text:style-name="T15">Fluxo Alternativo 3: Não há alteração no sistema;</text:span></text:p>
        </text:list-item>
        <text:list-item>
          <text:p text:style-name="P16"><text:span text:style-name="T15">Fluxo Alternativo 4: Não há alteração no sistema;</text:span></text:p>
        </text:list-item>
        <text:list-item>
          <text:p text:style-name="P11"><text:span text:style-name="T15">Fluxo Alternativo 5: Não há alteração no sistema.</text:span></text:p>
        </text:list-item>
      </text:list>
      <text:h text:style-name="P21" text:outline-level="1">Requisitos especiais</text:h>
      <text:list xml:id="list1533845283" text:style-name="L9">
        <text:list-item>
          <text:p text:style-name="P13"><text:span text:style-name="Fonte_20_parág._20_padrão"><text:span text:style-name="T10">Segurança: A URL enviada no e-mail, para que o convite possa ser aceito, deve ser segura e codificada.</text:span></text:span></text:p>
        </text:list-item>
        <text:list-item>
          <text:p text:style-name="P13"><text:span text:style-name="Fonte_20_parág._20_padrão"><text:span text:style-name="T10">Performance e Segurança: O sistema deve fazer uma verificação diária buscando convites pendentes (fora do prazo de validade estipulado) para manter a integridade do sistema.</text:span></text:span></text:p>
        </text:list-item>
        <text:list-item>
          <text:p text:style-name="P13"><text:span text:style-name="Fonte_20_parág._20_padrão"><text:span text:style-name="T10">Segurança: Se o usuário logado no sistema não for um dos tipos existentes na Breve Descrição dos Atores a opção “Enviar Convite” não deve estar disponível.</text:span>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Arial1" svg:font-family="Arial" style:font-family-generic="swiss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 Fallback" style:font-size-asian="14pt" style:font-name-complex="Lohit Hindi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name-asian="Arial" style:font-weight-asian="bold" style:font-name-complex="Arial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name-asian="Arial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name-asian="Tahoma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Courier New" style:font-name-complex="Courier New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OpenSymbol" style:font-name-asian="OpenSymbol" style:font-name-complex="OpenSymbol"/>
    </style:style>
    <style:style style:name="WW_5f_CharLFO13LVL2" style:display-name="WW_CharLFO13LVL2" style:family="text">
      <style:text-properties style:font-name="OpenSymbol" style:font-name-asian="OpenSymbol" style:font-name-complex="OpenSymbol"/>
    </style:style>
    <style:style style:name="WW_5f_CharLFO13LVL3" style:display-name="WW_CharLFO13LVL3" style:family="text">
      <style:text-properties style:font-name="OpenSymbol" style:font-name-asian="OpenSymbol" style:font-name-complex="OpenSymbol"/>
    </style:style>
    <style:style style:name="WW_5f_CharLFO13LVL4" style:display-name="WW_CharLFO13LVL4" style:family="text">
      <style:text-properties style:font-name="OpenSymbol" style:font-name-asian="OpenSymbol" style:font-name-complex="OpenSymbol"/>
    </style:style>
    <style:style style:name="WW_5f_CharLFO13LVL5" style:display-name="WW_CharLFO13LVL5" style:family="text">
      <style:text-properties style:font-name="OpenSymbol" style:font-name-asian="OpenSymbol" style:font-name-complex="OpenSymbol"/>
    </style:style>
    <style:style style:name="WW_5f_CharLFO13LVL6" style:display-name="WW_CharLFO13LVL6" style:family="text">
      <style:text-properties style:font-name="OpenSymbol" style:font-name-asian="OpenSymbol" style:font-name-complex="OpenSymbol"/>
    </style:style>
    <style:style style:name="WW_5f_CharLFO13LVL7" style:display-name="WW_CharLFO13LVL7" style:family="text">
      <style:text-properties style:font-name="OpenSymbol" style:font-name-asian="OpenSymbol" style:font-name-complex="OpenSymbol"/>
    </style:style>
    <style:style style:name="WW_5f_CharLFO13LVL8" style:display-name="WW_CharLFO13LVL8" style:family="text">
      <style:text-properties style:font-name="OpenSymbol" style:font-name-asian="OpenSymbol" style:font-name-complex="OpenSymbol"/>
    </style:style>
    <style:style style:name="WW_5f_CharLFO13LVL9" style:display-name="WW_CharLFO13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M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 style:language-complex="ar" style:country-complex="SA"/>
    </style:style>
    <style:style style:name="MP5" style:family="paragraph" style:parent-style-name="Standard">
      <style:text-properties fo:language="pt" fo:country="BR" style:language-complex="ar" style:country-complex="SA"/>
    </style:style>
    <style:style style:name="MP6" style:family="paragraph" style:parent-style-name="Standard">
      <style:paragraph-properties style:snap-to-layout-grid="false"/>
      <style:text-properties fo:font-size="10pt" fo:language="pt" fo:country="BR" style:font-size-asian="10pt" style:language-complex="ar" style:country-complex="SA"/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fo:language="pt" fo:country="BR" style:font-size-asian="10pt" style:language-complex="ar" style:country-complex="SA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en" style:country-asian="US"/>
    </style:style>
    <style:style style:name="MT2" style:family="text">
      <style:text-properties fo:font-size="10pt" fo:language="pt" fo:country="BR" style:font-size-asian="10pt" style:language-complex="ar" style:country-complex="SA"/>
    </style:style>
    <style:style style:name="MT3" style:family="text">
      <style:text-properties fo:font-size="10pt" fo:language="pt" fo:country="BR" style:font-size-asian="10pt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Default_20_Paragraph_20_Font"><text:span text:style-name="MT1"/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01</text:p>
            </table:table-cell>
            <table:table-cell table:style-name="Tabela1.C1" office:value-type="string">
              <text:p text:style-name="MP4">Versão do documento: 1.1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6"><text:s text:c="2"/>Data: <text:s/>&lt;13/08/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3">ICMC – USP, 2011</text:p>
            </table:table-cell>
            <table:table-cell table:style-name="Tabela2.A1" office:value-type="string">
              <text:p text:style-name="MP8"><text:span text:style-name="Default_20_Paragraph_20_Font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meta:creation-date>2010-06-10T16:16:00Z</meta:creation-date>
    <dc:date>2014-08-13T16:24:47</dc:date>
    <meta:editing-cycles>25</meta:editing-cycles>
    <meta:editing-duration>PT1H7M44S</meta:editing-duration>
    <meta:document-statistic meta:table-count="2" meta:image-count="0" meta:object-count="0" meta:page-count="3" meta:paragraph-count="78" meta:word-count="949" meta:character-count="5666" meta:non-whitespace-character-count="4804"/>
    <meta:template xlink:type="simple" xlink:actuate="onRequest" xlink:title="" xlink:href="Normal.dotm"/>
  </office:meta>
</office:document-meta>
</file>